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63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1">
      <style:table-cell-properties fo:background-color="transparent" fo:border="0.06pt solid #000000"/>
    </style:style>
    <style:style style:name="ce4" style:family="table-cell" style:parent-style-name="Default" style:data-style-name="N1">
      <style:table-cell-properties fo:background-color="transparent" fo:border="none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2">
      <style:table-cell-properties fo:background-color="transparent" fo:border="0.06pt solid #000000"/>
    </style:style>
    <style:style style:name="ce7" style:family="table-cell" style:parent-style-name="Default" style:data-style-name="N61">
      <style:table-cell-properties fo:background-color="transparent" fo:border="0.06pt solid #000000"/>
    </style:style>
    <style:style style:name="ce8" style:family="table-cell" style:parent-style-name="Default" style:data-style-name="N61">
      <style:table-cell-properties fo:background-color="transparent" fo:border="none"/>
    </style:style>
    <style:style style:name="ce9" style:family="table-cell" style:parent-style-name="Default" style:data-style-name="N2">
      <style:table-cell-properties fo:background-color="transparent" fo:border="none"/>
    </style:style>
  </office:automatic-styles>
  <office:body>
    <office:spreadsheet>
      <table:table table:name="Arkusz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1">
            <text:p>Band Pass Filter</text:p>
          </table:table-cell>
          <table:covered-table-cell table:number-columns-repeated="6"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dt</text:p>
          </table:table-cell>
          <table:table-cell table:style-name="ce6" office:value-type="string" calcext:value-type="string">
            <text:p>input pp</text:p>
          </table:table-cell>
          <table:table-cell table:style-name="ce6" office:value-type="string" calcext:value-type="string">
            <text:p>output pp</text:p>
          </table:table-cell>
          <table:table-cell table:style-name="ce6" office:value-type="string" calcext:value-type="string">
            <text:p>magnitude</text:p>
          </table:table-cell>
          <table:table-cell table:style-name="ce6" office:value-type="string" calcext:value-type="string">
            <text:p>magnitude [dB]</text:p>
          </table:table-cell>
          <table:table-cell table:style-name="ce6" office:value-type="string" calcext:value-type="string">
            <text:p>phase [deg]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-0.026" calcext:value-type="float">
            <text:p>-2,60E-02</text:p>
          </table:table-cell>
          <table:table-cell table:style-name="ce6" office:value-type="float" office:value="3.54" calcext:value-type="float">
            <text:p>3,54</text:p>
          </table:table-cell>
          <table:table-cell table:style-name="ce6" office:value-type="float" office:value="0.104" calcext:value-type="float">
            <text:p>0,10</text:p>
          </table:table-cell>
          <table:table-cell table:style-name="ce6" table:formula="of:=[.D4]/[.C4]" office:value-type="float" office:value="0.0293785310734463" calcext:value-type="float">
            <text:p>0,03</text:p>
          </table:table-cell>
          <table:table-cell table:style-name="ce6" table:formula="of:=20*LOG10([.E4])" office:value-type="float" office:value="-30.6393984545401" calcext:value-type="float">
            <text:p>-30,64</text:p>
          </table:table-cell>
          <table:table-cell table:style-name="ce6" table:formula="of:=360*[.A4]*[.B4]" office:value-type="float" office:value="-93.6" calcext:value-type="float">
            <text:p>-93,60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0.004" calcext:value-type="float">
            <text:p>-4,00E-03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1.27" calcext:value-type="float">
            <text:p>1,27</text:p>
          </table:table-cell>
          <table:table-cell table:style-name="ce6" table:formula="of:=[.D5]/[.C5]" office:value-type="float" office:value="0.302380952380952" calcext:value-type="float">
            <text:p>0,30</text:p>
          </table:table-cell>
          <table:table-cell table:style-name="ce6" table:formula="of:=20*LOG10([.E5])" office:value-type="float" office:value="-10.3889113888389" calcext:value-type="float">
            <text:p>-10,39</text:p>
          </table:table-cell>
          <table:table-cell table:style-name="ce6" table:formula="of:=360*[.A5]*[.B5]" office:value-type="float" office:value="-129.6" calcext:value-type="float">
            <text:p>-129,60</text:p>
          </table:table-cell>
          <table:table-cell table:number-columns-repeated="101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-0.003" calcext:value-type="float">
            <text:p>-3,00E-03</text:p>
          </table:table-cell>
          <table:table-cell table:style-name="ce6" office:value-type="float" office:value="4.16" calcext:value-type="float">
            <text:p>4,16</text:p>
          </table:table-cell>
          <table:table-cell table:style-name="ce6" office:value-type="float" office:value="1.9" calcext:value-type="float">
            <text:p>1,90</text:p>
          </table:table-cell>
          <table:table-cell table:style-name="ce6" table:formula="of:=[.D6]/[.C6]" office:value-type="float" office:value="0.456730769230769" calcext:value-type="float">
            <text:p>0,46</text:p>
          </table:table-cell>
          <table:table-cell table:style-name="ce6" table:formula="of:=20*LOG10([.E6])" office:value-type="float" office:value="-6.80679459347828" calcext:value-type="float">
            <text:p>-6,81</text:p>
          </table:table-cell>
          <table:table-cell table:style-name="ce6" table:formula="of:=360*[.A6]*[.B6]" office:value-type="float" office:value="-172.8" calcext:value-type="float">
            <text:p>-172,80</text:p>
          </table:table-cell>
          <table:table-cell table:number-columns-repeated="101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7" office:value-type="float" office:value="-0.0019" calcext:value-type="float">
            <text:p>-1,90E-03</text:p>
          </table:table-cell>
          <table:table-cell table:style-name="ce6" office:value-type="float" office:value="4.04" calcext:value-type="float">
            <text:p>4,04</text:p>
          </table:table-cell>
          <table:table-cell table:style-name="ce6" office:value-type="float" office:value="0.9" calcext:value-type="float">
            <text:p>0,90</text:p>
          </table:table-cell>
          <table:table-cell table:style-name="ce6" table:formula="of:=[.D7]/[.C7]" office:value-type="float" office:value="0.222772277227723" calcext:value-type="float">
            <text:p>0,22</text:p>
          </table:table-cell>
          <table:table-cell table:style-name="ce6" table:formula="of:=20*LOG10([.E7])" office:value-type="float" office:value="-13.0427771134256" calcext:value-type="float">
            <text:p>-13,04</text:p>
          </table:table-cell>
          <table:table-cell table:style-name="ce6" table:formula="of:=360*[.A7]*[.B7]" office:value-type="float" office:value="-246.24" calcext:value-type="float">
            <text:p>-246,24</text:p>
          </table:table-cell>
          <table:table-cell table:number-columns-repeated="101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office:value-type="float" office:value="0.00048" calcext:value-type="float">
            <text:p>4,80E-04</text:p>
          </table:table-cell>
          <table:table-cell table:style-name="ce6" office:value-type="float" office:value="4.04" calcext:value-type="float">
            <text:p>4,04</text:p>
          </table:table-cell>
          <table:table-cell table:style-name="ce6" office:value-type="float" office:value="0.54" calcext:value-type="float">
            <text:p>0,54</text:p>
          </table:table-cell>
          <table:table-cell table:style-name="ce6" table:formula="of:=[.D8]/[.C8]" office:value-type="float" office:value="0.133663366336634" calcext:value-type="float">
            <text:p>0,13</text:p>
          </table:table-cell>
          <table:table-cell table:style-name="ce6" table:formula="of:=20*LOG10([.E8])" office:value-type="float" office:value="-17.4797521057527" calcext:value-type="float">
            <text:p>-17,48</text:p>
          </table:table-cell>
          <table:table-cell table:style-name="ce6" table:formula="of:=360*[.A8]*[.B8]-360" office:value-type="float" office:value="-256.32" calcext:value-type="float">
            <text:p>-256,32</text:p>
          </table:table-cell>
          <table:table-cell table:number-columns-repeated="1017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7" office:value-type="float" office:value="0.000087" calcext:value-type="float">
            <text:p>8,70E-05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094" calcext:value-type="float">
            <text:p>0,09</text:p>
          </table:table-cell>
          <table:table-cell table:style-name="ce6" table:formula="of:=[.D9]/[.C9]" office:value-type="float" office:value="0.0235" calcext:value-type="float">
            <text:p>0,02</text:p>
          </table:table-cell>
          <table:table-cell table:style-name="ce6" table:formula="of:=20*LOG10([.E9])" office:value-type="float" office:value="-32.5786427545653" calcext:value-type="float">
            <text:p>-32,58</text:p>
          </table:table-cell>
          <table:table-cell table:style-name="ce6" table:formula="of:=360*[.A9]*[.B9]-360" office:value-type="float" office:value="-266.04" calcext:value-type="float">
            <text:p>-266,04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Band Stop Filter</text:p>
          </table:table-cell>
          <table:covered-table-cell table:style-name="ce7"/>
          <table:covered-table-cell table:number-columns-repeated="5"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dt</text:p>
          </table:table-cell>
          <table:table-cell table:style-name="ce6" office:value-type="string" calcext:value-type="string">
            <text:p>input pp</text:p>
          </table:table-cell>
          <table:table-cell table:style-name="ce6" office:value-type="string" calcext:value-type="string">
            <text:p>output pp</text:p>
          </table:table-cell>
          <table:table-cell table:style-name="ce6" office:value-type="string" calcext:value-type="string">
            <text:p>magnitude</text:p>
          </table:table-cell>
          <table:table-cell table:style-name="ce6" office:value-type="string" calcext:value-type="string">
            <text:p>magnitude [dB]</text:p>
          </table:table-cell>
          <table:table-cell table:style-name="ce6" office:value-type="string" calcext:value-type="string">
            <text:p>phase [deg]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0.026" calcext:value-type="float">
            <text:p>2,60E-02</text:p>
          </table:table-cell>
          <table:table-cell table:style-name="ce6" office:value-type="float" office:value="3.88" calcext:value-type="float">
            <text:p>3,88</text:p>
          </table:table-cell>
          <table:table-cell table:style-name="ce6" office:value-type="float" office:value="1.78" calcext:value-type="float">
            <text:p>1,78</text:p>
          </table:table-cell>
          <table:table-cell table:style-name="ce6" table:formula="of:=[.D13]/[.C13]" office:value-type="float" office:value="0.458762886597938" calcext:value-type="float">
            <text:p>0,46</text:p>
          </table:table-cell>
          <table:table-cell table:style-name="ce6" table:formula="of:=20*LOG10([.E13])" office:value-type="float" office:value="-6.76823446570626" calcext:value-type="float">
            <text:p>-6,77</text:p>
          </table:table-cell>
          <table:table-cell table:style-name="ce6" table:formula="of:=360*[.A13]*[.B13]" office:value-type="float" office:value="187.2" calcext:value-type="float">
            <text:p>187,20</text:p>
          </table:table-cell>
          <table:table-cell table:number-columns-repeated="101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0.0072" calcext:value-type="float">
            <text:p>7,20E-03</text:p>
          </table:table-cell>
          <table:table-cell table:style-name="ce6" office:value-type="float" office:value="4.1" calcext:value-type="float">
            <text:p>4,10</text:p>
          </table:table-cell>
          <table:table-cell table:style-name="ce6" office:value-type="float" office:value="1.7" calcext:value-type="float">
            <text:p>1,70</text:p>
          </table:table-cell>
          <table:table-cell table:style-name="ce6" table:formula="of:=[.D14]/[.C14]" office:value-type="float" office:value="0.414634146341464" calcext:value-type="float">
            <text:p>0,41</text:p>
          </table:table-cell>
          <table:table-cell table:style-name="ce6" table:formula="of:=20*LOG10([.E14])" office:value-type="float" office:value="-7.64669870682923" calcext:value-type="float">
            <text:p>-7,65</text:p>
          </table:table-cell>
          <table:table-cell table:style-name="ce6" table:formula="of:=360*[.A14]*[.B14]" office:value-type="float" office:value="155.52" calcext:value-type="float">
            <text:p>155,52</text:p>
          </table:table-cell>
          <table:table-cell table:number-columns-repeated="101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7" office:value-type="float" office:value="0.0027" calcext:value-type="float">
            <text:p>2,70E-03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0.94" calcext:value-type="float">
            <text:p>0,94</text:p>
          </table:table-cell>
          <table:table-cell table:style-name="ce6" table:formula="of:=[.D15]/[.C15]" office:value-type="float" office:value="0.223809523809524" calcext:value-type="float">
            <text:p>0,22</text:p>
          </table:table-cell>
          <table:table-cell table:style-name="ce6" table:formula="of:=20*LOG10([.E15])" office:value-type="float" office:value="-13.002428735964" calcext:value-type="float">
            <text:p>-13,00</text:p>
          </table:table-cell>
          <table:table-cell table:style-name="ce6" table:formula="of:=360*[.A15]*[.B15]" office:value-type="float" office:value="116.64" calcext:value-type="float">
            <text:p>116,64</text:p>
          </table:table-cell>
          <table:table-cell table:number-columns-repeated="101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0.0046" calcext:value-type="float">
            <text:p>4,60E-03</text:p>
          </table:table-cell>
          <table:table-cell table:style-name="ce6" office:value-type="float" office:value="4.12" calcext:value-type="float">
            <text:p>4,12</text:p>
          </table:table-cell>
          <table:table-cell table:style-name="ce6" office:value-type="float" office:value="0.11" calcext:value-type="float">
            <text:p>0,11</text:p>
          </table:table-cell>
          <table:table-cell table:style-name="ce6" table:formula="of:=[.D16]/[.C16]" office:value-type="float" office:value="0.0266990291262136" calcext:value-type="float">
            <text:p>0,03</text:p>
          </table:table-cell>
          <table:table-cell table:style-name="ce6" table:formula="of:=20*LOG10([.E16])" office:value-type="float" office:value="-31.4700906174982" calcext:value-type="float">
            <text:p>-31,47</text:p>
          </table:table-cell>
          <table:table-cell table:style-name="ce6" table:formula="of:=360*[.A16]*[.B16]" office:value-type="float" office:value="264.96" calcext:value-type="float">
            <text:p>264,96</text:p>
          </table:table-cell>
          <table:table-cell table:number-columns-repeated="101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7" office:value-type="float" office:value="0.0022" calcext:value-type="float">
            <text:p>2,20E-03</text:p>
          </table:table-cell>
          <table:table-cell table:style-name="ce6" office:value-type="float" office:value="4.08" calcext:value-type="float">
            <text:p>4,08</text:p>
          </table:table-cell>
          <table:table-cell table:style-name="ce6" office:value-type="float" office:value="1.45" calcext:value-type="float">
            <text:p>1,45</text:p>
          </table:table-cell>
          <table:table-cell table:style-name="ce6" table:formula="of:=[.D17]/[.C17]" office:value-type="float" office:value="0.355392156862745" calcext:value-type="float">
            <text:p>0,36</text:p>
          </table:table-cell>
          <table:table-cell table:style-name="ce6" table:formula="of:=20*LOG10([.E17])" office:value-type="float" office:value="-8.9858432170981" calcext:value-type="float">
            <text:p>-8,99</text:p>
          </table:table-cell>
          <table:table-cell table:style-name="ce6" table:formula="of:=360*[.A17]*[.B17]" office:value-type="float" office:value="221.76" calcext:value-type="float">
            <text:p>221,76</text:p>
          </table:table-cell>
          <table:table-cell table:number-columns-repeated="101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7" table:formula="of:=-0.00076" office:value-type="float" office:value="-0.00076" calcext:value-type="float">
            <text:p>-7,60E-04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1.8" calcext:value-type="float">
            <text:p>1,80</text:p>
          </table:table-cell>
          <table:table-cell table:style-name="ce6" table:formula="of:=[.D18]/[.C18]" office:value-type="float" office:value="0.45" calcext:value-type="float">
            <text:p>0,45</text:p>
          </table:table-cell>
          <table:table-cell table:style-name="ce6" table:formula="of:=20*LOG10([.E18])" office:value-type="float" office:value="-6.93574972449313" calcext:value-type="float">
            <text:p>-6,94</text:p>
          </table:table-cell>
          <table:table-cell table:style-name="ce6" table:formula="of:=360*[.A18]*[.B18]+360" office:value-type="float" office:value="195.84" calcext:value-type="float">
            <text:p>195,84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High Pass Filter</text:p>
          </table:table-cell>
          <table:covered-table-cell table:style-name="ce7"/>
          <table:covered-table-cell table:number-columns-repeated="5"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dt</text:p>
          </table:table-cell>
          <table:table-cell table:style-name="ce6" office:value-type="string" calcext:value-type="string">
            <text:p>input pp</text:p>
          </table:table-cell>
          <table:table-cell table:style-name="ce6" office:value-type="string" calcext:value-type="string">
            <text:p>output pp</text:p>
          </table:table-cell>
          <table:table-cell table:style-name="ce6" office:value-type="string" calcext:value-type="string">
            <text:p>magnitude</text:p>
          </table:table-cell>
          <table:table-cell table:style-name="ce6" office:value-type="string" calcext:value-type="string">
            <text:p>magnitude [dB]</text:p>
          </table:table-cell>
          <table:table-cell table:style-name="ce6" office:value-type="string" calcext:value-type="string">
            <text:p>phase [deg]</text:p>
          </table:table-cell>
          <table:table-cell table:number-columns-repeated="101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float" office:value="0.048" calcext:value-type="float">
            <text:p>4,80E-02</text:p>
          </table:table-cell>
          <table:table-cell table:style-name="ce6" office:value-type="float" office:value="3.54" calcext:value-type="float">
            <text:p>3,54</text:p>
          </table:table-cell>
          <table:table-cell table:style-name="ce6" office:value-type="float" office:value="0.01" calcext:value-type="float">
            <text:p>0,01</text:p>
          </table:table-cell>
          <table:table-cell table:style-name="ce6" table:formula="of:=[.D22]/[.C22]" office:value-type="float" office:value="0.00282485875706215" calcext:value-type="float">
            <text:p>0,00</text:p>
          </table:table-cell>
          <table:table-cell table:style-name="ce6" table:formula="of:=20*LOG10([.E22])" office:value-type="float" office:value="-50.9800652405158" calcext:value-type="float">
            <text:p>-50,98</text:p>
          </table:table-cell>
          <table:table-cell table:style-name="ce6" table:formula="of:=360*[.A22]*[.B22]" office:value-type="float" office:value="172.8" calcext:value-type="float">
            <text:p>172,80</text:p>
          </table:table-cell>
          <table:table-cell table:number-columns-repeated="101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 office:value-type="float" office:value="0.0089" calcext:value-type="float">
            <text:p>8,90E-03</text:p>
          </table:table-cell>
          <table:table-cell table:style-name="ce6" office:value-type="float" office:value="4.08" calcext:value-type="float">
            <text:p>4,08</text:p>
          </table:table-cell>
          <table:table-cell table:style-name="ce6" office:value-type="float" office:value="0.2" calcext:value-type="float">
            <text:p>0,20</text:p>
          </table:table-cell>
          <table:table-cell table:style-name="ce6" table:formula="of:=[.D23]/[.C23]" office:value-type="float" office:value="0.0490196078431373" calcext:value-type="float">
            <text:p>0,05</text:p>
          </table:table-cell>
          <table:table-cell table:style-name="ce6" table:formula="of:=20*LOG10([.E23])" office:value-type="float" office:value="-26.192603348518" calcext:value-type="float">
            <text:p>-26,19</text:p>
          </table:table-cell>
          <table:table-cell table:style-name="ce6" table:formula="of:=360*[.A23]*[.B23]" office:value-type="float" office:value="160.2" calcext:value-type="float">
            <text:p>160,20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0.0043" calcext:value-type="float">
            <text:p>4,30E-03</text:p>
          </table:table-cell>
          <table:table-cell table:style-name="ce6" office:value-type="float" office:value="4.2" calcext:value-type="float">
            <text:p>4,20</text:p>
          </table:table-cell>
          <table:table-cell table:style-name="ce6" office:value-type="float" office:value="0.708" calcext:value-type="float">
            <text:p>0,71</text:p>
          </table:table-cell>
          <table:table-cell table:style-name="ce6" table:formula="of:=[.D24]/[.C24]" office:value-type="float" office:value="0.168571428571429" calcext:value-type="float">
            <text:p>0,17</text:p>
          </table:table-cell>
          <table:table-cell table:style-name="ce6" table:formula="of:=20*LOG10([.E24])" office:value-type="float" office:value="-15.4643206541626" calcext:value-type="float">
            <text:p>-15,46</text:p>
          </table:table-cell>
          <table:table-cell table:style-name="ce6" table:formula="of:=360*[.A24]*[.B24]" office:value-type="float" office:value="139.32" calcext:value-type="float">
            <text:p>139,32</text:p>
          </table:table-cell>
          <table:table-cell table:number-columns-repeated="101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0.0015" calcext:value-type="float">
            <text:p>1,50E-03</text:p>
          </table:table-cell>
          <table:table-cell table:style-name="ce6" office:value-type="float" office:value="4.12" calcext:value-type="float">
            <text:p>4,12</text:p>
          </table:table-cell>
          <table:table-cell table:style-name="ce6" office:value-type="float" office:value="1.96" calcext:value-type="float">
            <text:p>1,96</text:p>
          </table:table-cell>
          <table:table-cell table:style-name="ce6" table:formula="of:=[.D25]/[.C25]" office:value-type="float" office:value="0.475728155339806" calcext:value-type="float">
            <text:p>0,48</text:p>
          </table:table-cell>
          <table:table-cell table:style-name="ce6" table:formula="of:=20*LOG10([.E25])" office:value-type="float" office:value="-6.45282289353317" calcext:value-type="float">
            <text:p>-6,45</text:p>
          </table:table-cell>
          <table:table-cell table:style-name="ce6" table:formula="of:=360*[.A25]*[.B25]" office:value-type="float" office:value="86.4" calcext:value-type="float">
            <text:p>86,40</text:p>
          </table:table-cell>
          <table:table-cell table:number-columns-repeated="1017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7" office:value-type="float" office:value="0.00004" calcext:value-type="float">
            <text:p>4,00E-05</text:p>
          </table:table-cell>
          <table:table-cell table:style-name="ce6" office:value-type="float" office:value="4.04" calcext:value-type="float">
            <text:p>4,04</text:p>
          </table:table-cell>
          <table:table-cell table:style-name="ce6" office:value-type="float" office:value="1.86" calcext:value-type="float">
            <text:p>1,86</text:p>
          </table:table-cell>
          <table:table-cell table:style-name="ce6" table:formula="of:=[.D26]/[.C26]" office:value-type="float" office:value="0.46039603960396" calcext:value-type="float">
            <text:p>0,46</text:p>
          </table:table-cell>
          <table:table-cell table:style-name="ce6" table:formula="of:=20*LOG10([.E26])" office:value-type="float" office:value="-6.73736841785377" calcext:value-type="float">
            <text:p>-6,74</text:p>
          </table:table-cell>
          <table:table-cell table:style-name="ce6" table:formula="of:=360*[.A26]*[.B26]" office:value-type="float" office:value="15.84" calcext:value-type="float">
            <text:p>15,84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8"/>
          <table:table-cell table:style-name="ce9" table:number-columns-repeated="5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1">
            <text:p>Low Pass Filter</text:p>
          </table:table-cell>
          <table:covered-table-cell table:style-name="ce7"/>
          <table:covered-table-cell table:number-columns-repeated="5" table:style-name="ce6"/>
          <table:table-cell table:number-columns-repeated="1017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dt</text:p>
          </table:table-cell>
          <table:table-cell table:style-name="ce6" office:value-type="string" calcext:value-type="string">
            <text:p>input pp</text:p>
          </table:table-cell>
          <table:table-cell table:style-name="ce6" office:value-type="string" calcext:value-type="string">
            <text:p>output pp</text:p>
          </table:table-cell>
          <table:table-cell table:style-name="ce6" office:value-type="string" calcext:value-type="string">
            <text:p>magnitude</text:p>
          </table:table-cell>
          <table:table-cell table:style-name="ce6" office:value-type="string" calcext:value-type="string">
            <text:p>magnitude [dB]</text:p>
          </table:table-cell>
          <table:table-cell table:style-name="ce6" office:value-type="string" calcext:value-type="string">
            <text:p>phase [deg]</text:p>
          </table:table-cell>
          <table:table-cell table:number-columns-repeated="101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float" office:value="-0.002" calcext:value-type="float">
            <text:p>-2,00E-03</text:p>
          </table:table-cell>
          <table:table-cell table:style-name="ce6" office:value-type="float" office:value="3.86" calcext:value-type="float">
            <text:p>3,86</text:p>
          </table:table-cell>
          <table:table-cell table:style-name="ce6" office:value-type="float" office:value="1.8" calcext:value-type="float">
            <text:p>1,80</text:p>
          </table:table-cell>
          <table:table-cell table:style-name="ce6" table:formula="of:=[.D30]/[.C30]" office:value-type="float" office:value="0.466321243523316" calcext:value-type="float">
            <text:p>0,47</text:p>
          </table:table-cell>
          <table:table-cell table:style-name="ce6" table:formula="of:=20*LOG10([.E30])" office:value-type="float" office:value="-6.62629599136898" calcext:value-type="float">
            <text:p>-6,63</text:p>
          </table:table-cell>
          <table:table-cell table:style-name="ce6" table:formula="of:=360*[.A30]*[.B30]" office:value-type="float" office:value="-14.4" calcext:value-type="float">
            <text:p>-14,40</text:p>
          </table:table-cell>
          <table:table-cell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 office:value-type="float" office:value="-0.0012" calcext:value-type="float">
            <text:p>-1,20E-03</text:p>
          </table:table-cell>
          <table:table-cell table:style-name="ce6" office:value-type="float" office:value="4.24" calcext:value-type="float">
            <text:p>4,24</text:p>
          </table:table-cell>
          <table:table-cell table:style-name="ce6" office:value-type="float" office:value="2.18" calcext:value-type="float">
            <text:p>2,18</text:p>
          </table:table-cell>
          <table:table-cell table:style-name="ce6" table:formula="of:=[.D31]/[.C31]" office:value-type="float" office:value="0.514150943396226" calcext:value-type="float">
            <text:p>0,51</text:p>
          </table:table-cell>
          <table:table-cell table:style-name="ce6" table:formula="of:=20*LOG10([.E31])" office:value-type="float" office:value="-5.77818725976256" calcext:value-type="float">
            <text:p>-5,78</text:p>
          </table:table-cell>
          <table:table-cell table:style-name="ce6" table:formula="of:=360*[.A31]*[.B31]" office:value-type="float" office:value="-38.88" calcext:value-type="float">
            <text:p>-38,88</text:p>
          </table:table-cell>
          <table:table-cell table:number-columns-repeated="101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 office:value-type="float" office:value="0.0046" calcext:value-type="float">
            <text:p>4,60E-03</text:p>
          </table:table-cell>
          <table:table-cell table:style-name="ce6" office:value-type="float" office:value="4.16" calcext:value-type="float">
            <text:p>4,16</text:p>
          </table:table-cell>
          <table:table-cell table:style-name="ce6" office:value-type="float" office:value="1.82" calcext:value-type="float">
            <text:p>1,82</text:p>
          </table:table-cell>
          <table:table-cell table:style-name="ce6" table:formula="of:=[.D32]/[.C32]" office:value-type="float" office:value="0.4375" calcext:value-type="float">
            <text:p>0,44</text:p>
          </table:table-cell>
          <table:table-cell table:style-name="ce6" table:formula="of:=20*LOG10([.E32])" office:value-type="float" office:value="-7.18043885283336" calcext:value-type="float">
            <text:p>-7,18</text:p>
          </table:table-cell>
          <table:table-cell table:style-name="ce6" table:formula="of:=360*[.A32]*[.B32]-360" office:value-type="float" office:value="-95.04" calcext:value-type="float">
            <text:p>-95,04</text:p>
          </table:table-cell>
          <table:table-cell table:number-columns-repeated="101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7" office:value-type="float" office:value="0.002" calcext:value-type="float">
            <text:p>2,00E-03</text:p>
          </table:table-cell>
          <table:table-cell table:style-name="ce6" office:value-type="float" office:value="4.04" calcext:value-type="float">
            <text:p>4,04</text:p>
          </table:table-cell>
          <table:table-cell table:style-name="ce6" office:value-type="float" office:value="0.58" calcext:value-type="float">
            <text:p>0,58</text:p>
          </table:table-cell>
          <table:table-cell table:style-name="ce6" table:formula="of:=[.D33]/[.C33]" office:value-type="float" office:value="0.143564356435644" calcext:value-type="float">
            <text:p>0,14</text:p>
          </table:table-cell>
          <table:table-cell table:style-name="ce6" table:formula="of:=20*LOG10([.E33])" office:value-type="float" office:value="-16.8590674309534" calcext:value-type="float">
            <text:p>-16,86</text:p>
          </table:table-cell>
          <table:table-cell table:style-name="ce6" table:formula="of:=360*[.A33]*[.B33]-360" office:value-type="float" office:value="-144" calcext:value-type="float">
            <text:p>-144,00</text:p>
          </table:table-cell>
          <table:table-cell table:number-columns-repeated="1017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-0.000388" calcext:value-type="float">
            <text:p>-3,88E-04</text:p>
          </table:table-cell>
          <table:table-cell table:style-name="ce6" office:value-type="float" office:value="4" calcext:value-type="float">
            <text:p>4,00</text:p>
          </table:table-cell>
          <table:table-cell table:style-name="ce6" office:value-type="float" office:value="0.033" calcext:value-type="float">
            <text:p>0,03</text:p>
          </table:table-cell>
          <table:table-cell table:style-name="ce6" table:formula="of:=[.D34]/[.C34]" office:value-type="float" office:value="0.00825" calcext:value-type="float">
            <text:p>0,01</text:p>
          </table:table-cell>
          <table:table-cell table:style-name="ce6" table:formula="of:=20*LOG10([.E34])" office:value-type="float" office:value="-41.6709210290015" calcext:value-type="float">
            <text:p>-41,67</text:p>
          </table:table-cell>
          <table:table-cell table:style-name="ce6" table:formula="of:=360*[.A34]*[.B34]" office:value-type="float" office:value="-167.616" calcext:value-type="float">
            <text:p>-167,6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22:26:14.0683543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2:14:48.161267279</meta:creation-date>
    <dc:date>2015-05-29T22:28:30.681281398</dc:date>
    <meta:editing-duration>P0D</meta:editing-duration>
    <meta:editing-cycles>3</meta:editing-cycles>
    <meta:generator>LibreOffice/4.2.8.2$Linux_X86_64 LibreOffice_project/420m0$Build-2</meta:generator>
    <meta:document-statistic meta:table-count="1" meta:cell-count="186" meta:object-count="0"/>
  </office:meta>
</office:document-meta>
</file>